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1mm"/>
    </style:style>
    <style:style style:name="co2" style:family="table-column">
      <style:table-column-properties fo:break-before="auto" style:column-width="30.67mm"/>
    </style:style>
    <style:style style:name="co3" style:family="table-column">
      <style:table-column-properties fo:break-before="auto" style:column-width="33.44mm"/>
    </style:style>
    <style:style style:name="co4" style:family="table-column">
      <style:table-column-properties fo:break-before="auto" style:column-width="37.04mm"/>
    </style:style>
    <style:style style:name="co5" style:family="table-column">
      <style:table-column-properties fo:break-before="auto" style:column-width="40.36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</office:automatic-styles>
  <office:body>
    <office:spreadsheet>
      <table:calculation-settings table:automatic-find-labels="false"/>
      <table:table table:name="tem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OpenMP tasks</text:p>
          </table:table-cell>
          <table:table-cell office:value-type="string" calcext:value-type="string">
            <text:p>OpenMP tied tasks</text:p>
          </table:table-cell>
          <table:table-cell office:value-type="string" calcext:value-type="string">
            <text:p>OpenMP tasks</text:p>
          </table:table-cell>
          <table:table-cell table:number-columns-repeated="2" office:value-type="string" calcext:value-type="string">
            <text:p>OpenMP tied tasks</text:p>
          </table:table-cell>
          <table:table-cell/>
        </table:table-row>
        <table:table-row table:style-name="ro1">
          <table:table-cell office:value-type="string" calcext:value-type="string">
            <text:p>CUTTOFF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pragma-if(3)</text:p>
          </table:table-cell>
          <table:table-cell table:number-columns-repeated="2" office:value-type="string" calcext:value-type="string">
            <text:p>manual(3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eria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1 threa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float" office:value="9.667673" calcext:value-type="float">
            <text:p>9,667673</text:p>
          </table:table-cell>
          <table:table-cell table:style-name="ce1" office:value-type="float" office:value="7.971897" calcext:value-type="float">
            <text:p>7,971897</text:p>
          </table:table-cell>
          <table:table-cell table:style-name="ce1" office:value-type="float" office:value="7.8404" calcext:value-type="float">
            <text:p>7,8404</text:p>
          </table:table-cell>
          <table:table-cell table:style-name="ce1" office:value-type="float" office:value="5.857823" calcext:value-type="float">
            <text:p>5,857823</text:p>
          </table:table-cell>
          <table:table-cell table:style-name="ce1" office:value-type="float" office:value="5.91312" calcext:value-type="float">
            <text:p>5,91312</text:p>
          </table:table-cell>
          <table:table-cell table:style-name="ce1" office:value-type="float" office:value="9.203801" calcext:value-type="float">
            <text:p>9,203801</text:p>
          </table:table-cell>
          <table:table-cell table:style-name="ce1" office:value-type="float" office:value="5.844557" calcext:value-type="float">
            <text:p>5,844557</text:p>
          </table:table-cell>
        </table:table-row>
        <table:table-row table:style-name="ro1">
          <table:table-cell/>
          <table:table-cell table:style-name="ce1" office:value-type="float" office:value="9.724262" calcext:value-type="float">
            <text:p>9,724262</text:p>
          </table:table-cell>
          <table:table-cell table:style-name="ce1" office:value-type="float" office:value="7.961824" calcext:value-type="float">
            <text:p>7,961824</text:p>
          </table:table-cell>
          <table:table-cell table:style-name="ce1" office:value-type="float" office:value="7.834549" calcext:value-type="float">
            <text:p>7,834549</text:p>
          </table:table-cell>
          <table:table-cell table:style-name="ce1" office:value-type="float" office:value="5.849355" calcext:value-type="float">
            <text:p>5,849355</text:p>
          </table:table-cell>
          <table:table-cell table:style-name="ce1" office:value-type="float" office:value="5.915119" calcext:value-type="float">
            <text:p>5,915119</text:p>
          </table:table-cell>
          <table:table-cell table:style-name="ce1" office:value-type="float" office:value="9.529931" calcext:value-type="float">
            <text:p>9,529931</text:p>
          </table:table-cell>
          <table:table-cell table:style-name="ce1" office:value-type="float" office:value="5.845412" calcext:value-type="float">
            <text:p>5,845412</text:p>
          </table:table-cell>
        </table:table-row>
        <table:table-row table:style-name="ro1">
          <table:table-cell/>
          <table:table-cell table:style-name="ce1" office:value-type="float" office:value="9.576057" calcext:value-type="float">
            <text:p>9,576057</text:p>
          </table:table-cell>
          <table:table-cell table:style-name="ce1" office:value-type="float" office:value="7.96344" calcext:value-type="float">
            <text:p>7,96344</text:p>
          </table:table-cell>
          <table:table-cell table:style-name="ce1" office:value-type="float" office:value="7.696474" calcext:value-type="float">
            <text:p>7,696474</text:p>
          </table:table-cell>
          <table:table-cell table:style-name="ce1" office:value-type="float" office:value="5.858676" calcext:value-type="float">
            <text:p>5,858676</text:p>
          </table:table-cell>
          <table:table-cell table:style-name="ce1" office:value-type="float" office:value="5.918387" calcext:value-type="float">
            <text:p>5,918387</text:p>
          </table:table-cell>
          <table:table-cell table:style-name="ce1" office:value-type="float" office:value="9.406407" calcext:value-type="float">
            <text:p>9,406407</text:p>
          </table:table-cell>
          <table:table-cell table:style-name="ce1" office:value-type="float" office:value="5.846293" calcext:value-type="float">
            <text:p>5,846293</text:p>
          </table:table-cell>
        </table:table-row>
        <table:table-row table:style-name="ro1">
          <table:table-cell/>
          <table:table-cell table:style-name="ce1" office:value-type="float" office:value="9.660701" calcext:value-type="float">
            <text:p>9,660701</text:p>
          </table:table-cell>
          <table:table-cell table:style-name="ce1" office:value-type="float" office:value="7.967745" calcext:value-type="float">
            <text:p>7,967745</text:p>
          </table:table-cell>
          <table:table-cell table:style-name="ce1" office:value-type="float" office:value="7.943443" calcext:value-type="float">
            <text:p>7,943443</text:p>
          </table:table-cell>
          <table:table-cell table:style-name="ce1" office:value-type="float" office:value="5.851164" calcext:value-type="float">
            <text:p>5,851164</text:p>
          </table:table-cell>
          <table:table-cell table:style-name="ce1" office:value-type="float" office:value="5.919191" calcext:value-type="float">
            <text:p>5,919191</text:p>
          </table:table-cell>
          <table:table-cell table:style-name="ce1" office:value-type="float" office:value="9.566863" calcext:value-type="float">
            <text:p>9,566863</text:p>
          </table:table-cell>
          <table:table-cell table:style-name="ce1" office:value-type="float" office:value="5.8508" calcext:value-type="float">
            <text:p>5,8508</text:p>
          </table:table-cell>
        </table:table-row>
        <table:table-row table:style-name="ro1">
          <table:table-cell/>
          <table:table-cell table:style-name="ce1" office:value-type="float" office:value="9.647351" calcext:value-type="float">
            <text:p>9,647351</text:p>
          </table:table-cell>
          <table:table-cell table:style-name="ce1" office:value-type="float" office:value="7.976358" calcext:value-type="float">
            <text:p>7,976358</text:p>
          </table:table-cell>
          <table:table-cell table:style-name="ce1" office:value-type="float" office:value="7.860567" calcext:value-type="float">
            <text:p>7,860567</text:p>
          </table:table-cell>
          <table:table-cell table:style-name="ce1" office:value-type="float" office:value="5.641128" calcext:value-type="float">
            <text:p>5,641128</text:p>
          </table:table-cell>
          <table:table-cell table:style-name="ce1" office:value-type="float" office:value="5.91406" calcext:value-type="float">
            <text:p>5,91406</text:p>
          </table:table-cell>
          <table:table-cell table:style-name="ce1" office:value-type="float" office:value="9.490585" calcext:value-type="float">
            <text:p>9,490585</text:p>
          </table:table-cell>
          <table:table-cell table:style-name="ce1" office:value-type="float" office:value="5.847227" calcext:value-type="float">
            <text:p>5,84722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2 thread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float" office:value="11.666363" calcext:value-type="float">
            <text:p>11,666363</text:p>
          </table:table-cell>
          <table:table-cell table:style-name="ce2" office:value-type="float" office:value="4.043163" calcext:value-type="float">
            <text:p>4,043163</text:p>
          </table:table-cell>
          <table:table-cell table:style-name="ce2" office:value-type="float" office:value="4.369262" calcext:value-type="float">
            <text:p>4,369262</text:p>
          </table:table-cell>
          <table:table-cell table:style-name="ce2" office:value-type="float" office:value="3.035224" calcext:value-type="float">
            <text:p>3,035224</text:p>
          </table:table-cell>
          <table:table-cell table:style-name="ce2" office:value-type="float" office:value="3.058438" calcext:value-type="float">
            <text:p>3,058438</text:p>
          </table:table-cell>
          <table:table-cell table:style-name="ce2" office:value-type="float" office:value="11.749332" calcext:value-type="float">
            <text:p>11,749332</text:p>
          </table:table-cell>
          <table:table-cell table:style-name="ce2" office:value-type="float" office:value="5.844926" calcext:value-type="float">
            <text:p>5,844926</text:p>
          </table:table-cell>
        </table:table-row>
        <table:table-row table:style-name="ro1">
          <table:table-cell/>
          <table:table-cell table:style-name="ce2" office:value-type="float" office:value="11.689841" calcext:value-type="float">
            <text:p>11,689841</text:p>
          </table:table-cell>
          <table:table-cell table:style-name="ce2" office:value-type="float" office:value="4.433613" calcext:value-type="float">
            <text:p>4,433613</text:p>
          </table:table-cell>
          <table:table-cell table:style-name="ce2" office:value-type="float" office:value="4.092795" calcext:value-type="float">
            <text:p>4,092795</text:p>
          </table:table-cell>
          <table:table-cell table:style-name="ce2" office:value-type="float" office:value="3.050147" calcext:value-type="float">
            <text:p>3,050147</text:p>
          </table:table-cell>
          <table:table-cell table:style-name="ce2" office:value-type="float" office:value="3.073329" calcext:value-type="float">
            <text:p>3,073329</text:p>
          </table:table-cell>
          <table:table-cell table:style-name="ce2" office:value-type="float" office:value="11.74103" calcext:value-type="float">
            <text:p>11,74103</text:p>
          </table:table-cell>
          <table:table-cell table:style-name="ce2" office:value-type="float" office:value="5.851073" calcext:value-type="float">
            <text:p>5,851073</text:p>
          </table:table-cell>
        </table:table-row>
        <table:table-row table:style-name="ro1">
          <table:table-cell/>
          <table:table-cell table:style-name="ce2" office:value-type="float" office:value="11.658305" calcext:value-type="float">
            <text:p>11,658305</text:p>
          </table:table-cell>
          <table:table-cell table:style-name="ce2" office:value-type="float" office:value="4.439767" calcext:value-type="float">
            <text:p>4,439767</text:p>
          </table:table-cell>
          <table:table-cell table:style-name="ce2" office:value-type="float" office:value="3.835916" calcext:value-type="float">
            <text:p>3,835916</text:p>
          </table:table-cell>
          <table:table-cell table:style-name="ce2" office:value-type="float" office:value="3.287474" calcext:value-type="float">
            <text:p>3,287474</text:p>
          </table:table-cell>
          <table:table-cell table:style-name="ce2" office:value-type="float" office:value="3.077126" calcext:value-type="float">
            <text:p>3,077126</text:p>
          </table:table-cell>
          <table:table-cell table:style-name="ce2" office:value-type="float" office:value="11.74182" calcext:value-type="float">
            <text:p>11,74182</text:p>
          </table:table-cell>
          <table:table-cell table:style-name="ce2" office:value-type="float" office:value="5.850955" calcext:value-type="float">
            <text:p>5,850955</text:p>
          </table:table-cell>
        </table:table-row>
        <table:table-row table:style-name="ro1">
          <table:table-cell/>
          <table:table-cell table:style-name="ce2" office:value-type="float" office:value="11.707867" calcext:value-type="float">
            <text:p>11,707867</text:p>
          </table:table-cell>
          <table:table-cell table:style-name="ce2" office:value-type="float" office:value="4.44832" calcext:value-type="float">
            <text:p>4,44832</text:p>
          </table:table-cell>
          <table:table-cell table:style-name="ce2" office:value-type="float" office:value="4.07322" calcext:value-type="float">
            <text:p>4,07322</text:p>
          </table:table-cell>
          <table:table-cell table:style-name="ce2" office:value-type="float" office:value="3.273795" calcext:value-type="float">
            <text:p>3,273795</text:p>
          </table:table-cell>
          <table:table-cell table:style-name="ce2" office:value-type="float" office:value="3.075156" calcext:value-type="float">
            <text:p>3,075156</text:p>
          </table:table-cell>
          <table:table-cell table:style-name="ce2" office:value-type="float" office:value="11.731486" calcext:value-type="float">
            <text:p>11,731486</text:p>
          </table:table-cell>
          <table:table-cell table:style-name="ce2" office:value-type="float" office:value="5.848323" calcext:value-type="float">
            <text:p>5,848323</text:p>
          </table:table-cell>
        </table:table-row>
        <table:table-row table:style-name="ro1">
          <table:table-cell/>
          <table:table-cell table:style-name="ce2" office:value-type="float" office:value="11.743206" calcext:value-type="float">
            <text:p>11,743206</text:p>
          </table:table-cell>
          <table:table-cell table:style-name="ce2" office:value-type="float" office:value="4.127036" calcext:value-type="float">
            <text:p>4,127036</text:p>
          </table:table-cell>
          <table:table-cell table:style-name="ce2" office:value-type="float" office:value="4.072882" calcext:value-type="float">
            <text:p>4,072882</text:p>
          </table:table-cell>
          <table:table-cell table:style-name="ce2" office:value-type="float" office:value="3.051398" calcext:value-type="float">
            <text:p>3,051398</text:p>
          </table:table-cell>
          <table:table-cell table:style-name="ce2" office:value-type="float" office:value="3.318683" calcext:value-type="float">
            <text:p>3,318683</text:p>
          </table:table-cell>
          <table:table-cell table:style-name="ce2" office:value-type="float" office:value="11.772448" calcext:value-type="float">
            <text:p>11,772448</text:p>
          </table:table-cell>
          <table:table-cell table:style-name="ce2" office:value-type="float" office:value="5.843665" calcext:value-type="float">
            <text:p>5,84366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table:formula="of:=[.B6]/[.B14]" office:value-type="float" office:value="0.828679255051467" calcext:value-type="float">
            <text:p>0,8286792551</text:p>
          </table:table-cell>
          <table:table-cell table:style-name="ce3" table:formula="of:=[.C6]/[.C14]" office:value-type="float" office:value="1.97169814820723" calcext:value-type="float">
            <text:p>1,9716981482</text:p>
          </table:table-cell>
          <table:table-cell table:style-name="ce3" table:formula="of:=[.D6]/[.D14]" office:value-type="float" office:value="1.79444491998878" calcext:value-type="float">
            <text:p>1,79444492</text:p>
          </table:table-cell>
          <table:table-cell table:style-name="ce3" table:formula="of:=[.E6]/[.E14]" office:value-type="float" office:value="1.92994750964015" calcext:value-type="float">
            <text:p>1,9299475096</text:p>
          </table:table-cell>
          <table:table-cell table:style-name="ce3" table:formula="of:=[.F6]/[.F14]" office:value-type="float" office:value="1.93337906473828" calcext:value-type="float">
            <text:p>1,9333790647</text:p>
          </table:table-cell>
          <table:table-cell table:style-name="ce3" table:formula="of:=[.G6]/[.G14]" office:value-type="float" office:value="0.783346746861864" calcext:value-type="float">
            <text:p>0,7833467469</text:p>
          </table:table-cell>
          <table:table-cell table:style-name="ce3" table:formula="of:=[.H6]/[.H14]" office:value-type="float" office:value="0.999936868319633" calcext:value-type="float">
            <text:p>0,9999368683</text:p>
          </table:table-cell>
        </table:table-row>
        <table:table-row table:style-name="ro1">
          <table:table-cell/>
          <table:table-cell table:style-name="ce3" table:formula="of:=[.B7]/[.B15]" office:value-type="float" office:value="0.831855796841035" calcext:value-type="float">
            <text:p>0,8318557968</text:p>
          </table:table-cell>
          <table:table-cell table:style-name="ce3" table:formula="of:=[.C7]/[.C15]" office:value-type="float" office:value="1.79578686727958" calcext:value-type="float">
            <text:p>1,7957868673</text:p>
          </table:table-cell>
          <table:table-cell table:style-name="ce3" table:formula="of:=[.D7]/[.D15]" office:value-type="float" office:value="1.91422951796999" calcext:value-type="float">
            <text:p>1,914229518</text:p>
          </table:table-cell>
          <table:table-cell table:style-name="ce3" table:formula="of:=[.E7]/[.E15]" office:value-type="float" office:value="1.91772888323087" calcext:value-type="float">
            <text:p>1,9177288832</text:p>
          </table:table-cell>
          <table:table-cell table:style-name="ce3" table:formula="of:=[.F7]/[.F15]" office:value-type="float" office:value="1.92466182436049" calcext:value-type="float">
            <text:p>1,9246618244</text:p>
          </table:table-cell>
          <table:table-cell table:style-name="ce3" table:formula="of:=[.G7]/[.G15]" office:value-type="float" office:value="0.811677595577219" calcext:value-type="float">
            <text:p>0,8116775956</text:p>
          </table:table-cell>
          <table:table-cell table:style-name="ce3" table:formula="of:=[.H7]/[.H15]" office:value-type="float" office:value="0.999032485152723" calcext:value-type="float">
            <text:p>0,9990324852</text:p>
          </table:table-cell>
        </table:table-row>
        <table:table-row table:style-name="ro1">
          <table:table-cell/>
          <table:table-cell table:style-name="ce3" table:formula="of:=[.B8]/[.B16]" office:value-type="float" office:value="0.821393590234601" calcext:value-type="float">
            <text:p>0,8213935902</text:p>
          </table:table-cell>
          <table:table-cell table:style-name="ce3" table:formula="of:=[.C8]/[.C16]" office:value-type="float" office:value="1.79366169440874" calcext:value-type="float">
            <text:p>1,7936616944</text:p>
          </table:table-cell>
          <table:table-cell table:style-name="ce3" table:formula="of:=[.D8]/[.D16]" office:value-type="float" office:value="2.00642401971263" calcext:value-type="float">
            <text:p>2,0064240197</text:p>
          </table:table-cell>
          <table:table-cell table:style-name="ce3" table:formula="of:=[.E8]/[.E16]" office:value-type="float" office:value="1.78212086240074" calcext:value-type="float">
            <text:p>1,7821208624</text:p>
          </table:table-cell>
          <table:table-cell table:style-name="ce3" table:formula="of:=[.F8]/[.F16]" office:value-type="float" office:value="1.92334893013806" calcext:value-type="float">
            <text:p>1,9233489301</text:p>
          </table:table-cell>
          <table:table-cell table:style-name="ce3" table:formula="of:=[.G8]/[.G16]" office:value-type="float" office:value="0.801102980628216" calcext:value-type="float">
            <text:p>0,8011029806</text:p>
          </table:table-cell>
          <table:table-cell table:style-name="ce3" table:formula="of:=[.H8]/[.H16]" office:value-type="float" office:value="0.999203206997832" calcext:value-type="float">
            <text:p>0,999203207</text:p>
          </table:table-cell>
        </table:table-row>
        <table:table-row table:style-name="ro1">
          <table:table-cell/>
          <table:table-cell table:style-name="ce3" table:formula="of:=[.B9]/[.B17]" office:value-type="float" office:value="0.825146117563515" calcext:value-type="float">
            <text:p>0,8251461176</text:p>
          </table:table-cell>
          <table:table-cell table:style-name="ce3" table:formula="of:=[.C9]/[.C17]" office:value-type="float" office:value="1.79118071541616" calcext:value-type="float">
            <text:p>1,7911807154</text:p>
          </table:table-cell>
          <table:table-cell table:style-name="ce3" table:formula="of:=[.D9]/[.D17]" office:value-type="float" office:value="1.95016301599226" calcext:value-type="float">
            <text:p>1,950163016</text:p>
          </table:table-cell>
          <table:table-cell table:style-name="ce3" table:formula="of:=[.E9]/[.E17]" office:value-type="float" office:value="1.78727256899103" calcext:value-type="float">
            <text:p>1,787272569</text:p>
          </table:table-cell>
          <table:table-cell table:style-name="ce3" table:formula="of:=[.F9]/[.F17]" office:value-type="float" office:value="1.92484251205467" calcext:value-type="float">
            <text:p>1,9248425121</text:p>
          </table:table-cell>
          <table:table-cell table:style-name="ce3" table:formula="of:=[.G9]/[.G17]" office:value-type="float" office:value="0.815486034761496" calcext:value-type="float">
            <text:p>0,8154860348</text:p>
          </table:table-cell>
          <table:table-cell table:style-name="ce3" table:formula="of:=[.H9]/[.H17]" office:value-type="float" office:value="1.00042354021828" calcext:value-type="float">
            <text:p>1,0004235402</text:p>
          </table:table-cell>
        </table:table-row>
        <table:table-row table:style-name="ro1">
          <table:table-cell/>
          <table:table-cell table:style-name="ce3" table:formula="of:=[.B10]/[.B18]" office:value-type="float" office:value="0.821526165852834" calcext:value-type="float">
            <text:p>0,8215261659</text:p>
          </table:table-cell>
          <table:table-cell table:style-name="ce3" table:formula="of:=[.C10]/[.C18]" office:value-type="float" office:value="1.9327086073395" calcext:value-type="float">
            <text:p>1,9327086073</text:p>
          </table:table-cell>
          <table:table-cell table:style-name="ce3" table:formula="of:=[.D10]/[.D18]" office:value-type="float" office:value="1.92997661115642" calcext:value-type="float">
            <text:p>1,9299766112</text:p>
          </table:table-cell>
          <table:table-cell table:style-name="ce3" table:formula="of:=[.E10]/[.E18]" office:value-type="float" office:value="1.84870279131074" calcext:value-type="float">
            <text:p>1,8487027913</text:p>
          </table:table-cell>
          <table:table-cell table:style-name="ce3" table:formula="of:=[.F10]/[.F18]" office:value-type="float" office:value="1.78205028922618" calcext:value-type="float">
            <text:p>1,7820502892</text:p>
          </table:table-cell>
          <table:table-cell table:style-name="ce3" table:formula="of:=[.G10]/[.G18]" office:value-type="float" office:value="0.806169201172093" calcext:value-type="float">
            <text:p>0,8061692012</text:p>
          </table:table-cell>
          <table:table-cell table:style-name="ce3" table:formula="of:=[.H10]/[.H18]" office:value-type="float" office:value="1.00060954897312" calcext:value-type="float">
            <text:p>1,00060954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4" table:formula="of:=AVERAGE([.B22:.B26])" office:value-type="float" office:value="0.82572018510869" calcext:value-type="float">
            <text:p>0,8257201851</text:p>
          </table:table-cell>
          <table:table-cell table:style-name="ce4" table:formula="of:=AVERAGE([.C22:.C26])" office:value-type="float" office:value="1.85700720653024" calcext:value-type="float">
            <text:p>1,8570072065</text:p>
          </table:table-cell>
          <table:table-cell table:style-name="ce4" table:formula="of:=AVERAGE([.D22:.D26])" office:value-type="float" office:value="1.91904761696402" calcext:value-type="float">
            <text:p>1,919047617</text:p>
          </table:table-cell>
          <table:table-cell table:style-name="ce4" table:formula="of:=AVERAGE([.E22:.E26])" office:value-type="float" office:value="1.85315452311471" calcext:value-type="float">
            <text:p>1,8531545231</text:p>
          </table:table-cell>
          <table:table-cell table:style-name="ce4" table:formula="of:=AVERAGE([.F22:.F26])" office:value-type="float" office:value="1.89765652410354" calcext:value-type="float">
            <text:p>1,8976565241</text:p>
          </table:table-cell>
          <table:table-cell table:style-name="ce4" table:formula="of:=AVERAGE([.G22:.G26])" office:value-type="float" office:value="0.803556511800177" calcext:value-type="float">
            <text:p>0,8035565118</text:p>
          </table:table-cell>
          <table:table-cell table:style-name="ce4" table:formula="of:=AVERAGE([.H22:.H26])" office:value-type="float" office:value="0.999841129932318" calcext:value-type="float">
            <text:p>0,9998411299</text:p>
          </table:table-cell>
        </table:table-row>
        <calcext:conditional-formats>
          <calcext:conditional-format calcext:target-range-address="tempos.B22:tempos.H26">
            <calcext:color-scale>
              <calcext:color-scale-entry calcext:value="0" calcext:type="minimum" calcext:color="#ff33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tempos.B14:tempos.H1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3300"/>
            </calcext:color-scale>
          </calcext:conditional-format>
          <calcext:conditional-format calcext:target-range-address="tempos.B6:tempos.H1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3300"/>
            </calcext:color-scale>
          </calcext:conditional-format>
          <calcext:conditional-format calcext:target-range-address="tempos.B29:tempos.H29">
            <calcext:color-scale>
              <calcext:color-scale-entry calcext:value="0" calcext:type="minimum" calcext:color="#ff33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21:50:45.1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6T22:29:21.925000000</dc:date>
    <meta:editing-duration>PT51M42S</meta:editing-duration>
    <meta:editing-cycles>5</meta:editing-cycles>
    <meta:generator>LibreOffice/5.1.1.3$Windows_x86 LibreOffice_project/89f508ef3ecebd2cfb8e1def0f0ba9a803b88a6d</meta:generator>
    <meta:document-statistic meta:table-count="1" meta:cell-count="131" meta:object-count="0"/>
  </office:meta>
</office:document-meta>
</file>